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 style:data-style-name="N126">
      <style:text-properties fo:font-weight="bold" style:font-weight-asian="bold" style:font-weight-complex="bold"/>
    </style:style>
    <style:style style:name="ce4" style:family="table-cell" style:parent-style-name="Default" style:data-style-name="N126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3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56" calcext:value-type="float">
            <text:p>2.2956</text:p>
          </table:table-cell>
          <table:table-cell office:value-type="string" calcext:value-type="string">
            <text:p>y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299" calcext:value-type="float">
            <text:p>0.001299</text:p>
          </table:table-cell>
          <table:table-cell table:formula="of:=AVERAGE([.D2:.F2])" office:value-type="float" office:value="0.001229" calcext:value-type="float">
            <text:p>0.001229</text:p>
          </table:table-cell>
          <table:table-cell table:number-columns-repeated="1017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2956" calcext:value-type="float">
            <text:p>2.295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065" calcext:value-type="float">
            <text:p>0.001065</text:p>
          </table:table-cell>
          <table:table-cell table:formula="of:=AVERAGE([.D3:.F3])" office:value-type="float" office:value="0.00134866666666667" calcext:value-type="float">
            <text:p>0.001349</text:p>
          </table:table-cell>
          <table:table-cell table:number-columns-repeated="1017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2.2956" calcext:value-type="float">
            <text:p>2.295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1203" calcext:value-type="float">
            <text:p>0.001203</text:p>
          </table:table-cell>
          <table:table-cell table:formula="of:=AVERAGE([.D4:.F4])" office:value-type="float" office:value="0.001488" calcext:value-type="float">
            <text:p>0.001488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55" calcext:value-type="float">
            <text:p>2.295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1144" calcext:value-type="float">
            <text:p>0.001144</text:p>
          </table:table-cell>
          <table:table-cell table:formula="of:=AVERAGE([.D5:.F5])" office:value-type="float" office:value="0.001263" calcext:value-type="float">
            <text:p>0.001263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57" calcext:value-type="float">
            <text:p>2.295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13" calcext:value-type="float">
            <text:p>0.001113</text:p>
          </table:table-cell>
          <table:table-cell table:formula="of:=AVERAGE([.D6:.F6])" office:value-type="float" office:value="0.00114666666666667" calcext:value-type="float">
            <text:p>0.001147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3" calcext:value-type="float">
            <text:p>2.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6" calcext:value-type="float">
            <text:p>0.0016</text:p>
          </table:table-cell>
          <table:table-cell table:formula="of:=AVERAGE([.D7:.F7])" office:value-type="float" office:value="0.001327" calcext:value-type="float">
            <text:p>0.001327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61" calcext:value-type="float">
            <text:p>0.001061</text:p>
          </table:table-cell>
          <table:table-cell table:style-name="ce2" office:value-type="float" office:value="0.000947" calcext:value-type="float">
            <text:p>0.000947</text:p>
          </table:table-cell>
          <table:table-cell table:style-name="ce4" table:formula="of:=AVERAGE([.D8:.F8])" office:value-type="float" office:value="0.00104633333333333" calcext:value-type="float">
            <text:p>0.001046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9" calcext:value-type="float">
            <text:p>2.2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124" calcext:value-type="float">
            <text:p>0.001124</text:p>
          </table:table-cell>
          <table:table-cell table:formula="of:=AVERAGE([.D9:.F9])" office:value-type="float" office:value="0.00111933333333333" calcext:value-type="float">
            <text:p>0.001119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6" calcext:value-type="float">
            <text:p>2.2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141" calcext:value-type="float">
            <text:p>0.00141</text:p>
          </table:table-cell>
          <table:table-cell table:formula="of:=AVERAGE([.D10:.F10])" office:value-type="float" office:value="0.00132666666666667" calcext:value-type="float">
            <text:p>0.001327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7" calcext:value-type="float">
            <text:p>2.2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125" calcext:value-type="float">
            <text:p>0.00125</text:p>
          </table:table-cell>
          <table:table-cell table:formula="of:=AVERAGE([.D11:.F11])" office:value-type="float" office:value="0.00116233333333333" calcext:value-type="float">
            <text:p>0.001162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75" calcext:value-type="float">
            <text:p>2.297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1089" calcext:value-type="float">
            <text:p>0.001089</text:p>
          </table:table-cell>
          <table:table-cell table:formula="of:=AVERAGE([.D12:.F12])" office:value-type="float" office:value="0.00114433333333333" calcext:value-type="float">
            <text:p>0.001144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72" calcext:value-type="float">
            <text:p>2.297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406" calcext:value-type="float">
            <text:p>0.001406</text:p>
          </table:table-cell>
          <table:table-cell table:formula="of:=AVERAGE([.D13:.F13])" office:value-type="float" office:value="0.00141333333333333" calcext:value-type="float">
            <text:p>0.001413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78" calcext:value-type="float">
            <text:p>2.29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403" calcext:value-type="float">
            <text:p>0.001403</text:p>
          </table:table-cell>
          <table:table-cell table:formula="of:=AVERAGE([.D14:.F14])" office:value-type="float" office:value="0.00139133333333333" calcext:value-type="float">
            <text:p>0.001391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79" calcext:value-type="float">
            <text:p>2.297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918" calcext:value-type="float">
            <text:p>0.000918</text:p>
          </table:table-cell>
          <table:table-cell table:style-name="ce4" table:formula="of:=AVERAGE([.D15:.F15])" office:value-type="float" office:value="0.00103166666666667" calcext:value-type="float">
            <text:p>0.001032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1" calcext:value-type="float">
            <text:p>2.298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01375" calcext:value-type="float">
            <text:p>0.001375</text:p>
          </table:table-cell>
          <table:table-cell table:style-name="ce4" table:formula="of:=AVERAGE([.D16:.F16])" office:value-type="float" office:value="0.00126733333333333" calcext:value-type="float">
            <text:p>0.001267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001421" calcext:value-type="float">
            <text:p>0.001421</text:p>
          </table:table-cell>
          <table:table-cell table:style-name="ce4" table:formula="of:=AVERAGE([.D17:.F17])" office:value-type="float" office:value="0.00147533333333333" calcext:value-type="float">
            <text:p>0.001475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46" calcext:value-type="float">
            <text:p>0.001046</text:p>
          </table:table-cell>
          <table:table-cell table:style-name="ce4" table:formula="of:=AVERAGE([.D18:.F18])" office:value-type="float" office:value="0.001015" calcext:value-type="float">
            <text:p>0.001015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0936" calcext:value-type="float">
            <text:p>0.000936</text:p>
          </table:table-cell>
          <table:table-cell table:style-name="ce4" table:formula="of:=AVERAGE([.D19:.F19])" office:value-type="float" office:value="0.000975" calcext:value-type="float">
            <text:p>0.000975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028" calcext:value-type="float">
            <text:p>0.001028</text:p>
          </table:table-cell>
          <table:table-cell table:style-name="ce4" table:formula="of:=AVERAGE([.D20:.F20])" office:value-type="float" office:value="0.00103166666666667" calcext:value-type="float">
            <text:p>0.001032</text:p>
          </table:table-cell>
          <table:table-cell table:number-columns-repeated="1017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285" calcext:value-type="float">
            <text:p>0.001285</text:p>
          </table:table-cell>
          <table:table-cell table:style-name="ce4" table:formula="of:=AVERAGE([.D21:.F21])" office:value-type="float" office:value="0.00118266666666667" calcext:value-type="float">
            <text:p>0.001183</text:p>
          </table:table-cell>
          <table:table-cell table:number-columns-repeated="1017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1305" calcext:value-type="float">
            <text:p>0.001305</text:p>
          </table:table-cell>
          <table:table-cell table:style-name="ce4" table:formula="of:=AVERAGE([.D22:.F22])" office:value-type="float" office:value="0.001147" calcext:value-type="float">
            <text:p>0.001147</text:p>
          </table:table-cell>
          <table:table-cell table:number-columns-repeated="1017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0958" calcext:value-type="float">
            <text:p>0.000958</text:p>
          </table:table-cell>
          <table:table-cell table:style-name="ce3" table:formula="of:=AVERAGE([.D23:.F23])" office:value-type="float" office:value="0.000880333333333333" calcext:value-type="float">
            <text:p>0.000880</text:p>
          </table:table-cell>
          <table:table-cell table:number-columns-repeated="1017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062" calcext:value-type="float">
            <text:p>0.001062</text:p>
          </table:table-cell>
          <table:table-cell table:style-name="ce4" table:formula="of:=AVERAGE([.D24:.F24])" office:value-type="float" office:value="0.000996333333333333" calcext:value-type="float">
            <text:p>0.000996</text:p>
          </table:table-cell>
          <table:table-cell table:number-columns-repeated="1017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825" calcext:value-type="float">
            <text:p>0.000825</text:p>
          </table:table-cell>
          <table:table-cell table:style-name="ce4" table:formula="of:=AVERAGE([.D25:.F25])" office:value-type="float" office:value="0.000894333333333333" calcext:value-type="float">
            <text:p>0.000894</text:p>
          </table:table-cell>
          <table:table-cell table:number-columns-repeated="1017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918" calcext:value-type="float">
            <text:p>0.000918</text:p>
          </table:table-cell>
          <table:table-cell table:style-name="ce4" table:formula="of:=AVERAGE([.D26:.F26])" office:value-type="float" office:value="0.000903333333333333" calcext:value-type="float">
            <text:p>0.000903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6-03-31T20:35:59.327136394</dc:date>
    <meta:editing-duration>P1DT22H45M20S</meta:editing-duration>
    <meta:editing-cycles>29</meta:editing-cycles>
    <meta:generator>LibreOffice/5.1.2.1.0$Linux_X86_64 LibreOffice_project/10m0$Build-1</meta:generator>
    <meta:document-statistic meta:table-count="1" meta:cell-count="182" meta:object-count="0"/>
  </office:meta>
</office:document-meta>
</file>